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6ca" officeooo:paragraph-rsid="0000b6ca"/>
    </style:style>
    <style:style style:name="P2" style:family="paragraph" style:parent-style-name="Standard">
      <style:text-properties officeooo:rsid="0002ec7a" officeooo:paragraph-rsid="0002ec7a"/>
    </style:style>
    <style:style style:name="P3" style:family="paragraph" style:parent-style-name="Standard">
      <style:text-properties officeooo:paragraph-rsid="00061570"/>
    </style:style>
    <style:style style:name="P4" style:family="paragraph" style:parent-style-name="Standard">
      <style:text-properties officeooo:rsid="00061570" officeooo:paragraph-rsid="00061570"/>
    </style:style>
    <style:style style:name="P5" style:family="paragraph" style:parent-style-name="Standard">
      <style:text-properties officeooo:paragraph-rsid="000778cf"/>
    </style:style>
    <style:style style:name="P6" style:family="paragraph" style:parent-style-name="Standard">
      <style:text-properties officeooo:paragraph-rsid="0008ed18"/>
    </style:style>
    <style:style style:name="P7" style:family="paragraph" style:parent-style-name="Standard">
      <style:text-properties officeooo:rsid="0008ed18" officeooo:paragraph-rsid="0008ed18"/>
    </style:style>
    <style:style style:name="P8" style:family="paragraph" style:parent-style-name="Standard">
      <style:text-properties officeooo:paragraph-rsid="0009e7fd"/>
    </style:style>
    <style:style style:name="P9" style:family="paragraph" style:parent-style-name="Standard">
      <style:text-properties officeooo:rsid="0009e7fd" officeooo:paragraph-rsid="0009e7fd"/>
    </style:style>
    <style:style style:name="T1" style:family="text">
      <style:text-properties officeooo:rsid="00014c50"/>
    </style:style>
    <style:style style:name="T2" style:family="text">
      <style:text-properties style:use-window-font-color="true" fo:background-color="transparent" loext:char-shading-value="0" loext:padding="0.049cm" loext:border="0.06pt solid #e1e5eb"/>
    </style:style>
    <style:style style:name="T3" style:family="text">
      <style:text-properties style:use-window-font-color="true" officeooo:rsid="000778cf" fo:background-color="transparent" loext:char-shading-value="0" loext:padding="0.049cm" loext:border="0.06pt solid #e1e5eb"/>
    </style:style>
    <style:style style:name="T4" style:family="text">
      <style:text-properties style:use-window-font-color="true" officeooo:rsid="0009e7fd" fo:background-color="transparent" loext:char-shading-value="0" loext:padding="0.049cm" loext:border="0.06pt solid #e1e5eb"/>
    </style:style>
    <style:style style:name="T5" style:family="text">
      <style:text-properties style:use-window-font-color="true" style:font-name="SFMono-Regular" fo:font-size="10.5pt" fo:background-color="transparent" loext:char-shading-value="0" loext:padding="0.049cm" loext:border="0.06pt solid #e1e5eb"/>
    </style:style>
    <style:style style:name="T6" style:family="text">
      <style:text-properties style:use-window-font-color="true" fo:font-weight="bold" fo:background-color="transparent" loext:char-shading-value="0" loext:padding="0.049cm" loext:border="0.06pt solid #e1e5eb"/>
    </style:style>
    <style:style style:name="T7" style:family="text">
      <style:text-properties style:use-window-font-color="true" style:text-line-through-style="none" style:text-line-through-type="none" style:font-name="SFMono-Regular" fo:font-size="10.5pt" style:text-underline-style="none" style:text-blinking="false" fo:background-color="transparent" loext:char-shading-value="0" loext:padding="0.049cm" loext:border="0.06pt solid #e1e5eb"/>
    </style:style>
    <style:style style:name="T8" style:family="text">
      <style:text-properties style:use-window-font-color="true" style:text-line-through-style="none" style:text-line-through-type="none" style:text-underline-style="none" style:text-blinking="false" fo:background-color="transparent" loext:char-shading-value="0" loext:padding="0.049cm" loext:border="0.06pt solid #e1e5eb"/>
    </style:style>
    <style:style style:name="T9" style:family="text">
      <style:text-properties officeooo:rsid="0009e7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go – entra no mongo</text:p>
      <text:p text:style-name="P1">show dbs – mostra os bancos de dados existentes</text:p>
      <text:p text:style-name="P1">use veículos – cria uma tabela chamada veículos</text:p>
      <text:p text:style-name="P1">db – mostra o db que está sendo utilizado</text:p>
      <text:p text:style-name="P1"/>
      <text:p text:style-name="P1">inserir um valor dentro da TABELA carros:</text:p>
      <text:p text:style-name="P1">db.carros.insertOne({nome: ‘Fusca’, preco: 2000});</text:p>
      <text:p text:style-name="P1"/>
      <text:p text:style-name="P1">inserir um id manualmente:</text:p>
      <text:p text:style-name="P1">db.carros.insertOne({_id: 1, nome: <text:span text:style-name="T1">`</text:span>Camaro<text:span text:style-name="T1">`</text:span>, preco: 250000});</text:p>
      <text:p text:style-name="P1"/>
      <text:p text:style-name="P1">mostrar os valores inseridos:</text:p>
      <text:p text:style-name="P1">db.carros.find();</text:p>
      <text:p text:style-name="P1"/>
      <text:p text:style-name="P1"/>
      <text:p text:style-name="P1">------</text:p>
      <text:p text:style-name="P2">Banco de dados: BIOS</text:p>
      <text:p text:style-name="P1"/>
      <text:p text:style-name="P1"/>
      <text:p text:style-name="P1">db.bios.insertMany([</text:p>
      <text:p text:style-name="P1"><text:s text:c="3"/>{</text:p>
      <text:p text:style-name="P1"><text:s text:c="7"/>"_id" : 1,</text:p>
      <text:p text:style-name="P1"><text:s text:c="7"/>"name" : {</text:p>
      <text:p text:style-name="P1"><text:s text:c="11"/>"first" : "John",</text:p>
      <text:p text:style-name="P1"><text:s text:c="11"/>"last" : "Backus"</text:p>
      <text:p text:style-name="P1"><text:s text:c="7"/>},</text:p>
      <text:p text:style-name="P1"><text:s text:c="7"/>"birth" : ISODate("1924-12-03T05:00:00Z"),</text:p>
      <text:p text:style-name="P1"><text:s text:c="7"/>"death" : ISODate("2007-03-17T04:00:00Z"),</text:p>
      <text:p text:style-name="P1"><text:s text:c="7"/>"contribs" : [</text:p>
      <text:p text:style-name="P1"><text:s text:c="11"/>"Fortran",</text:p>
      <text:p text:style-name="P1"><text:s text:c="11"/>"ALGOL",</text:p>
      <text:p text:style-name="P1"><text:s text:c="11"/>"Backus-Naur Form",</text:p>
      <text:p text:style-name="P1"><text:s text:c="11"/>"FP"</text:p>
      <text:p text:style-name="P1"><text:s text:c="7"/>],</text:p>
      <text:p text:style-name="P1"><text:s text:c="7"/>"awards" : [</text:p>
      <text:p text:style-name="P1"><text:s text:c="11"/>{</text:p>
      <text:p text:style-name="P1"><text:s text:c="15"/>"award" : "W.W. McDowell Award",</text:p>
      <text:p text:style-name="P1"><text:s text:c="15"/>"year" : 1967,</text:p>
      <text:p text:style-name="P1"><text:s text:c="15"/>"by" : "IEEE Computer Society"</text:p>
      <text:p text:style-name="P1"><text:s text:c="11"/>},</text:p>
      <text:p text:style-name="P1"><text:s text:c="11"/>{</text:p>
      <text:p text:style-name="P1"><text:s text:c="15"/>"award" : "National Medal of Science",</text:p>
      <text:p text:style-name="P1"><text:s text:c="15"/>"year" : 1975,</text:p>
      <text:p text:style-name="P1"><text:s text:c="15"/>"by" : "National Science Foundation"</text:p>
      <text:p text:style-name="P1"><text:s text:c="11"/>},</text:p>
      <text:p text:style-name="P1"><text:s text:c="11"/>{</text:p>
      <text:p text:style-name="P1"><text:s text:c="15"/>"award" : "Turing Award",</text:p>
      <text:p text:style-name="P1"><text:s text:c="15"/>"year" : 1977,</text:p>
      <text:p text:style-name="P1"><text:s text:c="15"/>"by" : "ACM"</text:p>
      <text:p text:style-name="P1"><text:s text:c="11"/>},</text:p>
      <text:p text:style-name="P1"><text:s text:c="11"/>{</text:p>
      <text:p text:style-name="P1"><text:s text:c="15"/>"award" : "Draper Prize",</text:p>
      <text:p text:style-name="P1"><text:soft-page-break/><text:s text:c="15"/>"year" : 1993,</text:p>
      <text:p text:style-name="P1"><text:s text:c="15"/>"by" : "National Academy of Engineering"</text:p>
      <text:p text:style-name="P1"><text:s text:c="11"/>}</text:p>
      <text:p text:style-name="P1"><text:s text:c="7"/>]</text:p>
      <text:p text:style-name="P1"><text:s text:c="3"/>},</text:p>
      <text:p text:style-name="P1"><text:s text:c="3"/>{</text:p>
      <text:p text:style-name="P1"><text:s text:c="7"/>"_id" : ObjectId("51df07b094c6acd67e492f41"),</text:p>
      <text:p text:style-name="P1"><text:s text:c="7"/>"name" : {</text:p>
      <text:p text:style-name="P1"><text:s text:c="11"/>"first" : "John",</text:p>
      <text:p text:style-name="P1"><text:s text:c="11"/>"last" : "McCarthy"</text:p>
      <text:p text:style-name="P1"><text:s text:c="7"/>},</text:p>
      <text:p text:style-name="P1"><text:s text:c="7"/>"birth" : ISODate("1927-09-04T04:00:00Z"),</text:p>
      <text:p text:style-name="P1"><text:s text:c="7"/>"death" : ISODate("2011-12-24T05:00:00Z"),</text:p>
      <text:p text:style-name="P1"><text:s text:c="7"/>"contribs" : [</text:p>
      <text:p text:style-name="P1"><text:s text:c="11"/>"Lisp",</text:p>
      <text:p text:style-name="P1"><text:s text:c="11"/>"Artificial Intelligence",</text:p>
      <text:p text:style-name="P1"><text:s text:c="11"/>"ALGOL"</text:p>
      <text:p text:style-name="P1"><text:s text:c="7"/>],</text:p>
      <text:p text:style-name="P1"><text:s text:c="7"/>"awards" : [</text:p>
      <text:p text:style-name="P1"><text:s text:c="11"/>{</text:p>
      <text:p text:style-name="P1"><text:s text:c="15"/>"award" : "Turing Award",</text:p>
      <text:p text:style-name="P1"><text:s text:c="15"/>"year" : 1971,</text:p>
      <text:p text:style-name="P1"><text:s text:c="15"/>"by" : "ACM"</text:p>
      <text:p text:style-name="P1"><text:s text:c="11"/>},</text:p>
      <text:p text:style-name="P1"><text:s text:c="11"/>{</text:p>
      <text:p text:style-name="P1"><text:s text:c="15"/>"award" : "Kyoto Prize",</text:p>
      <text:p text:style-name="P1"><text:s text:c="15"/>"year" : 1988,</text:p>
      <text:p text:style-name="P1"><text:s text:c="15"/>"by" : "Inamori Foundation"</text:p>
      <text:p text:style-name="P1"><text:s text:c="11"/>},</text:p>
      <text:p text:style-name="P1"><text:s text:c="11"/>{</text:p>
      <text:p text:style-name="P1"><text:s text:c="15"/>"award" : "National Medal of Science",</text:p>
      <text:p text:style-name="P1"><text:s text:c="15"/>"year" : 1990,</text:p>
      <text:p text:style-name="P1"><text:s text:c="15"/>"by" : "National Science Foundation"</text:p>
      <text:p text:style-name="P1"><text:s text:c="11"/>}</text:p>
      <text:p text:style-name="P1"><text:s text:c="7"/>]</text:p>
      <text:p text:style-name="P1"><text:s text:c="3"/>},</text:p>
      <text:p text:style-name="P1"><text:s text:c="3"/>{</text:p>
      <text:p text:style-name="P1"><text:s text:c="7"/>"_id" : 3,</text:p>
      <text:p text:style-name="P1"><text:s text:c="7"/>"name" : {</text:p>
      <text:p text:style-name="P1"><text:s text:c="11"/>"first" : "Grace",</text:p>
      <text:p text:style-name="P1"><text:s text:c="11"/>"last" : "Hopper"</text:p>
      <text:p text:style-name="P1"><text:s text:c="7"/>},</text:p>
      <text:p text:style-name="P1"><text:s text:c="7"/>"title" : "Rear Admiral",</text:p>
      <text:p text:style-name="P1"><text:s text:c="7"/>"birth" : ISODate("1906-12-09T05:00:00Z"),</text:p>
      <text:p text:style-name="P1"><text:s text:c="7"/>"death" : ISODate("1992-01-01T05:00:00Z"),</text:p>
      <text:p text:style-name="P1"><text:s text:c="7"/>"contribs" : [</text:p>
      <text:p text:style-name="P1"><text:s text:c="11"/>"UNIVAC",</text:p>
      <text:p text:style-name="P1"><text:s text:c="11"/>"compiler",</text:p>
      <text:p text:style-name="P1"><text:s text:c="11"/>"FLOW-MATIC",</text:p>
      <text:p text:style-name="P1"><text:s text:c="11"/>"COBOL"</text:p>
      <text:p text:style-name="P1"><text:s text:c="7"/>],</text:p>
      <text:p text:style-name="P1"><text:s text:c="7"/>"awards" : [</text:p>
      <text:p text:style-name="P1"><text:soft-page-break/><text:s text:c="11"/>{</text:p>
      <text:p text:style-name="P1"><text:s text:c="15"/>"award" : "Computer Sciences Man of the Year",</text:p>
      <text:p text:style-name="P1"><text:s text:c="15"/>"year" : 1969,</text:p>
      <text:p text:style-name="P1"><text:s text:c="15"/>"by" : "Data Processing Management Association"</text:p>
      <text:p text:style-name="P1"><text:s text:c="11"/>},</text:p>
      <text:p text:style-name="P1"><text:s text:c="11"/>{</text:p>
      <text:p text:style-name="P1"><text:s text:c="15"/>"award" : "Distinguished Fellow",</text:p>
      <text:p text:style-name="P1"><text:s text:c="15"/>"year" : 1973,</text:p>
      <text:p text:style-name="P1"><text:s text:c="15"/>"by" : " British Computer Society"</text:p>
      <text:p text:style-name="P1"><text:s text:c="11"/>},</text:p>
      <text:p text:style-name="P1"><text:s text:c="11"/>{</text:p>
      <text:p text:style-name="P1"><text:s text:c="15"/>"award" : "W. W. McDowell Award",</text:p>
      <text:p text:style-name="P1"><text:s text:c="15"/>"year" : 1976,</text:p>
      <text:p text:style-name="P1"><text:s text:c="15"/>"by" : "IEEE Computer Society"</text:p>
      <text:p text:style-name="P1"><text:s text:c="11"/>},</text:p>
      <text:p text:style-name="P1"><text:s text:c="11"/>{</text:p>
      <text:p text:style-name="P1"><text:s text:c="15"/>"award" : "National Medal of Technology",</text:p>
      <text:p text:style-name="P1"><text:s text:c="15"/>"year" : 1991,</text:p>
      <text:p text:style-name="P1"><text:s text:c="15"/>"by" : "United States"</text:p>
      <text:p text:style-name="P1"><text:s text:c="11"/>}</text:p>
      <text:p text:style-name="P1"><text:s text:c="7"/>]</text:p>
      <text:p text:style-name="P1"><text:s text:c="3"/>},</text:p>
      <text:p text:style-name="P1"><text:s text:c="3"/>{</text:p>
      <text:p text:style-name="P1"><text:s text:c="7"/>"_id" : 4,</text:p>
      <text:p text:style-name="P1"><text:s text:c="7"/>"name" : {</text:p>
      <text:p text:style-name="P1"><text:s text:c="11"/>"first" : "Kristen",</text:p>
      <text:p text:style-name="P1"><text:s text:c="11"/>"last" : "Nygaard"</text:p>
      <text:p text:style-name="P1"><text:s text:c="7"/>},</text:p>
      <text:p text:style-name="P1"><text:s text:c="7"/>"birth" : ISODate("1926-08-27T04:00:00Z"),</text:p>
      <text:p text:style-name="P1"><text:s text:c="7"/>"death" : ISODate("2002-08-10T04:00:00Z"),</text:p>
      <text:p text:style-name="P1"><text:s text:c="7"/>"contribs" : [</text:p>
      <text:p text:style-name="P1"><text:s text:c="11"/>"OOP",</text:p>
      <text:p text:style-name="P1"><text:s text:c="11"/>"Simula"</text:p>
      <text:p text:style-name="P1"><text:s text:c="7"/>],</text:p>
      <text:p text:style-name="P1"><text:s text:c="7"/>"awards" : [</text:p>
      <text:p text:style-name="P1"><text:s text:c="11"/>{</text:p>
      <text:p text:style-name="P1"><text:s text:c="15"/>"award" : "Rosing Prize",</text:p>
      <text:p text:style-name="P1"><text:s text:c="15"/>"year" : 1999,</text:p>
      <text:p text:style-name="P1"><text:s text:c="15"/>"by" : "Norwegian Data Association"</text:p>
      <text:p text:style-name="P1"><text:s text:c="11"/>},</text:p>
      <text:p text:style-name="P1"><text:s text:c="11"/>{</text:p>
      <text:p text:style-name="P1"><text:s text:c="15"/>"award" : "Turing Award",</text:p>
      <text:p text:style-name="P1"><text:s text:c="15"/>"year" : 2001,</text:p>
      <text:p text:style-name="P1"><text:s text:c="15"/>"by" : "ACM"</text:p>
      <text:p text:style-name="P1"><text:s text:c="11"/>},</text:p>
      <text:p text:style-name="P1"><text:s text:c="11"/>{</text:p>
      <text:p text:style-name="P1"><text:s text:c="15"/>"award" : "IEEE John von Neumann Medal",</text:p>
      <text:p text:style-name="P1"><text:s text:c="15"/>"year" : 2001,</text:p>
      <text:p text:style-name="P1"><text:s text:c="15"/>"by" : "IEEE"</text:p>
      <text:p text:style-name="P1"><text:s text:c="11"/>}</text:p>
      <text:p text:style-name="P1"><text:s text:c="7"/>]</text:p>
      <text:p text:style-name="P1"><text:s text:c="3"/>},</text:p>
      <text:p text:style-name="P1"><text:soft-page-break/><text:s text:c="3"/>{</text:p>
      <text:p text:style-name="P1"><text:s text:c="7"/>"_id" : 5,</text:p>
      <text:p text:style-name="P1"><text:s text:c="7"/>"name" : {</text:p>
      <text:p text:style-name="P1"><text:s text:c="11"/>"first" : "Ole-Johan",</text:p>
      <text:p text:style-name="P1"><text:s text:c="11"/>"last" : "Dahl"</text:p>
      <text:p text:style-name="P1"><text:s text:c="7"/>},</text:p>
      <text:p text:style-name="P1"><text:s text:c="7"/>"birth" : ISODate("1931-10-12T04:00:00Z"),</text:p>
      <text:p text:style-name="P1"><text:s text:c="7"/>"death" : ISODate("2002-06-29T04:00:00Z"),</text:p>
      <text:p text:style-name="P1"><text:s text:c="7"/>"contribs" : [</text:p>
      <text:p text:style-name="P1"><text:s text:c="11"/>"OOP",</text:p>
      <text:p text:style-name="P1"><text:s text:c="11"/>"Simula"</text:p>
      <text:p text:style-name="P1"><text:s text:c="7"/>],</text:p>
      <text:p text:style-name="P1"><text:s text:c="7"/>"awards" : [</text:p>
      <text:p text:style-name="P1"><text:s text:c="11"/>{</text:p>
      <text:p text:style-name="P1"><text:s text:c="15"/>"award" : "Rosing Prize",</text:p>
      <text:p text:style-name="P1"><text:s text:c="15"/>"year" : 1999,</text:p>
      <text:p text:style-name="P1"><text:s text:c="15"/>"by" : "Norwegian Data Association"</text:p>
      <text:p text:style-name="P1"><text:s text:c="11"/>},</text:p>
      <text:p text:style-name="P1"><text:s text:c="11"/>{</text:p>
      <text:p text:style-name="P1"><text:s text:c="15"/>"award" : "Turing Award",</text:p>
      <text:p text:style-name="P1"><text:s text:c="15"/>"year" : 2001,</text:p>
      <text:p text:style-name="P1"><text:s text:c="15"/>"by" : "ACM"</text:p>
      <text:p text:style-name="P1"><text:s text:c="11"/>},</text:p>
      <text:p text:style-name="P1"><text:s text:c="11"/>{</text:p>
      <text:p text:style-name="P1"><text:s text:c="15"/>"award" : "IEEE John von Neumann Medal",</text:p>
      <text:p text:style-name="P1"><text:s text:c="15"/>"year" : 2001,</text:p>
      <text:p text:style-name="P1"><text:s text:c="15"/>"by" : "IEEE"</text:p>
      <text:p text:style-name="P1"><text:s text:c="11"/>}</text:p>
      <text:p text:style-name="P1"><text:s text:c="7"/>]</text:p>
      <text:p text:style-name="P1"><text:s text:c="3"/>},</text:p>
      <text:p text:style-name="P1"><text:s text:c="3"/>{</text:p>
      <text:p text:style-name="P1"><text:s text:c="7"/>"_id" : 6,</text:p>
      <text:p text:style-name="P1"><text:s text:c="7"/>"name" : {</text:p>
      <text:p text:style-name="P1"><text:s text:c="11"/>"first" : "Guido",</text:p>
      <text:p text:style-name="P1"><text:s text:c="11"/>"last" : "van Rossum"</text:p>
      <text:p text:style-name="P1"><text:s text:c="7"/>},</text:p>
      <text:p text:style-name="P1"><text:s text:c="7"/>"birth" : ISODate("1956-01-31T05:00:00Z"),</text:p>
      <text:p text:style-name="P1"><text:s text:c="7"/>"contribs" : [</text:p>
      <text:p text:style-name="P1"><text:s text:c="11"/>"Python"</text:p>
      <text:p text:style-name="P1"><text:s text:c="7"/>],</text:p>
      <text:p text:style-name="P1"><text:s text:c="7"/>"awards" : [</text:p>
      <text:p text:style-name="P1"><text:s text:c="11"/>{</text:p>
      <text:p text:style-name="P1"><text:s text:c="15"/>"award" : "Award for the Advancement of Free Software",</text:p>
      <text:p text:style-name="P1"><text:s text:c="15"/>"year" : 2001,</text:p>
      <text:p text:style-name="P1"><text:s text:c="15"/>"by" : "Free Software Foundation"</text:p>
      <text:p text:style-name="P1"><text:s text:c="11"/>},</text:p>
      <text:p text:style-name="P1"><text:s text:c="11"/>{</text:p>
      <text:p text:style-name="P1"><text:s text:c="15"/>"award" : "NLUUG Award",</text:p>
      <text:p text:style-name="P1"><text:s text:c="15"/>"year" : 2003,</text:p>
      <text:p text:style-name="P1"><text:s text:c="15"/>"by" : "NLUUG"</text:p>
      <text:p text:style-name="P1"><text:s text:c="11"/>}</text:p>
      <text:p text:style-name="P1"><text:s text:c="7"/>]</text:p>
      <text:p text:style-name="P1"><text:soft-page-break/><text:s text:c="3"/>},</text:p>
      <text:p text:style-name="P1"><text:s text:c="3"/>{</text:p>
      <text:p text:style-name="P1"><text:s text:c="7"/>"_id" : ObjectId("51e062189c6ae665454e301d"),</text:p>
      <text:p text:style-name="P1"><text:s text:c="7"/>"name" : {</text:p>
      <text:p text:style-name="P1"><text:s text:c="11"/>"first" : "Dennis",</text:p>
      <text:p text:style-name="P1"><text:s text:c="11"/>"last" : "Ritchie"</text:p>
      <text:p text:style-name="P1"><text:s text:c="7"/>},</text:p>
      <text:p text:style-name="P1"><text:s text:c="7"/>"birth" : ISODate("1941-09-09T04:00:00Z"),</text:p>
      <text:p text:style-name="P1"><text:s text:c="7"/>"death" : ISODate("2011-10-12T04:00:00Z"),</text:p>
      <text:p text:style-name="P1"><text:s text:c="7"/>"contribs" : [</text:p>
      <text:p text:style-name="P1"><text:s text:c="11"/>"UNIX",</text:p>
      <text:p text:style-name="P1"><text:s text:c="11"/>"C"</text:p>
      <text:p text:style-name="P1"><text:s text:c="7"/>],</text:p>
      <text:p text:style-name="P1"><text:s text:c="7"/>"awards" : [</text:p>
      <text:p text:style-name="P1"><text:s text:c="11"/>{</text:p>
      <text:p text:style-name="P1"><text:s text:c="15"/>"award" : "Turing Award",</text:p>
      <text:p text:style-name="P1"><text:s text:c="15"/>"year" : 1983,</text:p>
      <text:p text:style-name="P1"><text:s text:c="15"/>"by" : "ACM"</text:p>
      <text:p text:style-name="P1"><text:s text:c="11"/>},</text:p>
      <text:p text:style-name="P1"><text:s text:c="11"/>{</text:p>
      <text:p text:style-name="P1"><text:s text:c="15"/>"award" : "National Medal of Technology",</text:p>
      <text:p text:style-name="P1"><text:s text:c="15"/>"year" : 1998,</text:p>
      <text:p text:style-name="P1"><text:s text:c="15"/>"by" : "United States"</text:p>
      <text:p text:style-name="P1"><text:s text:c="11"/>},</text:p>
      <text:p text:style-name="P1"><text:s text:c="11"/>{</text:p>
      <text:p text:style-name="P1"><text:s text:c="15"/>"award" : "Japan Prize",</text:p>
      <text:p text:style-name="P1"><text:s text:c="15"/>"year" : 2011,</text:p>
      <text:p text:style-name="P1"><text:s text:c="15"/>"by" : "The Japan Prize Foundation"</text:p>
      <text:p text:style-name="P1"><text:s text:c="11"/>}</text:p>
      <text:p text:style-name="P1"><text:s text:c="7"/>]</text:p>
      <text:p text:style-name="P1"><text:s text:c="3"/>},</text:p>
      <text:p text:style-name="P1"><text:s text:c="3"/>{</text:p>
      <text:p text:style-name="P1"><text:s text:c="7"/>"_id" : 8,</text:p>
      <text:p text:style-name="P1"><text:s text:c="7"/>"name" : {</text:p>
      <text:p text:style-name="P1"><text:s text:c="11"/>"first" : "Yukihiro",</text:p>
      <text:p text:style-name="P1"><text:s text:c="11"/>"aka" : "Matz",</text:p>
      <text:p text:style-name="P1"><text:s text:c="11"/>"last" : "Matsumoto"</text:p>
      <text:p text:style-name="P1"><text:s text:c="7"/>},</text:p>
      <text:p text:style-name="P1"><text:s text:c="7"/>"birth" : ISODate("1965-04-14T04:00:00Z"),</text:p>
      <text:p text:style-name="P1"><text:s text:c="7"/>"contribs" : [</text:p>
      <text:p text:style-name="P1"><text:s text:c="11"/>"Ruby"</text:p>
      <text:p text:style-name="P1"><text:s text:c="7"/>],</text:p>
      <text:p text:style-name="P1"><text:s text:c="7"/>"awards" : [</text:p>
      <text:p text:style-name="P1"><text:s text:c="11"/>{</text:p>
      <text:p text:style-name="P1"><text:s text:c="15"/>"award" : "Award for the Advancement of Free Software",</text:p>
      <text:p text:style-name="P1"><text:s text:c="15"/>"year" : "2011",</text:p>
      <text:p text:style-name="P1"><text:s text:c="15"/>"by" : "Free Software Foundation"</text:p>
      <text:p text:style-name="P1"><text:s text:c="11"/>}</text:p>
      <text:p text:style-name="P1"><text:s text:c="7"/>]</text:p>
      <text:p text:style-name="P1"><text:s text:c="3"/>},</text:p>
      <text:p text:style-name="P1"><text:s text:c="3"/>{</text:p>
      <text:p text:style-name="P1"><text:s text:c="7"/>"_id" : 9,</text:p>
      <text:p text:style-name="P1"><text:soft-page-break/><text:s text:c="7"/>"name" : {</text:p>
      <text:p text:style-name="P1"><text:s text:c="11"/>"first" : "James",</text:p>
      <text:p text:style-name="P1"><text:s text:c="11"/>"last" : "Gosling"</text:p>
      <text:p text:style-name="P1"><text:s text:c="7"/>},</text:p>
      <text:p text:style-name="P1"><text:s text:c="7"/>"birth" : ISODate("1955-05-19T04:00:00Z"),</text:p>
      <text:p text:style-name="P1"><text:s text:c="7"/>"contribs" : [</text:p>
      <text:p text:style-name="P1"><text:s text:c="11"/>"Java"</text:p>
      <text:p text:style-name="P1"><text:s text:c="7"/>],</text:p>
      <text:p text:style-name="P1"><text:s text:c="7"/>"awards" : [</text:p>
      <text:p text:style-name="P1"><text:s text:c="11"/>{</text:p>
      <text:p text:style-name="P1"><text:s text:c="15"/>"award" : "The Economist Innovation Award",</text:p>
      <text:p text:style-name="P1"><text:s text:c="15"/>"year" : 2002,</text:p>
      <text:p text:style-name="P1"><text:s text:c="15"/>"by" : "The Economist"</text:p>
      <text:p text:style-name="P1"><text:s text:c="11"/>},</text:p>
      <text:p text:style-name="P1"><text:s text:c="11"/>{</text:p>
      <text:p text:style-name="P1"><text:s text:c="15"/>"award" : "Officer of the Order of Canada",</text:p>
      <text:p text:style-name="P1"><text:s text:c="15"/>"year" : 2007,</text:p>
      <text:p text:style-name="P1"><text:s text:c="15"/>"by" : "Canada"</text:p>
      <text:p text:style-name="P1"><text:s text:c="11"/>}</text:p>
      <text:p text:style-name="P1"><text:s text:c="7"/>]</text:p>
      <text:p text:style-name="P1"><text:s text:c="3"/>},</text:p>
      <text:p text:style-name="P1"><text:s text:c="3"/>{</text:p>
      <text:p text:style-name="P1"><text:s text:c="7"/>"_id" : 10,</text:p>
      <text:p text:style-name="P1"><text:s text:c="7"/>"name" : {</text:p>
      <text:p text:style-name="P1"><text:s text:c="11"/>"first" : "Martin",</text:p>
      <text:p text:style-name="P1"><text:s text:c="11"/>"last" : "Odersky"</text:p>
      <text:p text:style-name="P1"><text:s text:c="7"/>},</text:p>
      <text:p text:style-name="P1"><text:s text:c="7"/>"contribs" : [</text:p>
      <text:p text:style-name="P1"><text:s text:c="11"/>"Scala"</text:p>
      <text:p text:style-name="P1"><text:s text:c="7"/>]</text:p>
      <text:p text:style-name="P1"><text:s text:c="3"/>}</text:p>
      <text:p text:style-name="P1"/>
      <text:p text:style-name="P1">] 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2">O MongoDb possui diversas ferramentas como, por exemplo, </text:span><text:span text:style-name="Source_20_Text"><text:span text:style-name="T5">mongo</text:span></text:span><text:span text:style-name="T2"> , </text:span><text:span text:style-name="Source_20_Text"><text:span text:style-name="T5">mongosh</text:span></text:span><text:span text:style-name="T2"> , </text:span><text:span text:style-name="Source_20_Text"><text:span text:style-name="T5">Compass</text:span></text:span><text:span text:style-name="T2"> e outras ferramentas de terceiros. Você pode utilizar o que achar melhor para executar as </text:span><text:span text:style-name="Emphasis"><text:span text:style-name="T2">queries </text:span></text:span><text:span text:style-name="T2">, o importante é realizá-las.</text:span></text:p>
      <text:p text:style-name="Standard"><text:span text:style-name="T2">Utilizando a coleção </text:span><text:span text:style-name="Source_20_Text"><text:span text:style-name="T5">bios</text:span></text:span><text:span text:style-name="T2"> , construa queries para retornar os seguintes itens:</text:span></text:p>
      <text:p text:style-name="Standard"><text:span text:style-name="T2"/></text:p>
      <text:p text:style-name="Standard"><text:span text:style-name="Strong_20_Emphasis"><text:span text:style-name="T6">Exercício 1 </text:span></text:span><text:span text:style-name="T2">: Retorne o documento com </text:span><text:span text:style-name="Source_20_Text"><text:span text:style-name="T5">_id</text:span></text:span><text:span text:style-name="T2"> igual a 8.</text:span></text:p>
      <text:p text:style-name="Standard"><text:span text:style-name="T2">db.bios.find({ _id: 8 });</text:span></text:p>
      <text:p text:style-name="Standard"><text:span text:style-name="T2"/></text:p>
      <text:p text:style-name="Standard"><text:span text:style-name="Strong_20_Emphasis"><text:span text:style-name="T6">Exercício 2 </text:span></text:span><text:span text:style-name="T2">: Retorne o documento com </text:span><text:span text:style-name="Source_20_Text"><text:span text:style-name="T5">_id</text:span></text:span><text:span text:style-name="T2"> igual a 8, mas só exiba os campos: </text:span><text:span text:style-name="Source_20_Text"><text:span text:style-name="T5">_id</text:span></text:span><text:span text:style-name="T2"> e </text:span><text:span text:style-name="Source_20_Text"><text:span text:style-name="T5">name</text:span></text:span><text:span text:style-name="T2"> .</text:span></text:p>
      <text:p text:style-name="P4"><text:span text:style-name="T2">db.bios.find({ _id: 8 }, { name: 1 });</text:span></text:p>
      <text:p text:style-name="P4"><text:span text:style-name="T2"/></text:p>
      <text:p text:style-name="Standard"><text:span text:style-name="Strong_20_Emphasis"><text:span text:style-name="T6">Exercício 3 </text:span></text:span><text:span text:style-name="T2">: Retorne apenas os campos </text:span><text:span text:style-name="Source_20_Text"><text:span text:style-name="T5">name</text:span></text:span><text:span text:style-name="T2"> e </text:span><text:span text:style-name="Source_20_Text"><text:span text:style-name="T5">birth</text:span></text:span><text:span text:style-name="T2"> do documento com </text:span><text:span text:style-name="Source_20_Text"><text:span text:style-name="T5">_id</text:span></text:span><text:span text:style-name="T2"> igual a 8.</text:span></text:p>
      <text:p text:style-name="Standard"><text:span text:style-name="T2">db.bios.find({ _id: 8 }, { name: 1, </text:span><text:span text:style-name="T3">birth: 1, _id:0</text:span><text:span text:style-name="T2"> });</text:span></text:p>
      <text:p text:style-name="Standard"><text:span text:style-name="T2"/></text:p>
      <text:p text:style-name="P3"><text:span text:style-name="Strong_20_Emphasis"><text:span text:style-name="T6">Exercício 4 </text:span></text:span><text:span text:style-name="T2">: Retorne todos os documentos em que o campo </text:span><text:span text:style-name="Source_20_Text"><text:span text:style-name="T5">name.first</text:span></text:span><text:span text:style-name="T2"> seja igual a </text:span><text:span text:style-name="Strong_20_Emphasis"><text:span text:style-name="T6">John </text:span></text:span><text:span text:style-name="T2">, utilizando o método </text:span><text:span text:style-name="Source_20_Text"><text:span text:style-name="T5">pretty()</text:span></text:span><text:span text:style-name="T2">.</text:span></text:p>
      <text:p text:style-name="P5"><text:span text:style-name="T2">db.bios.find({ "name.first": "John" }).pretty();</text:span></text:p>
      <text:p text:style-name="P5"><text:span text:style-name="T2"/></text:p>
      <text:p text:style-name="Standard"><text:span text:style-name="Strong_20_Emphasis"><text:span text:style-name="T6">Exercício 5 </text:span></text:span><text:span text:style-name="T2">: Retorne os 3 primeiros documentos da coleção </text:span><text:span text:style-name="Source_20_Text"><text:span text:style-name="T5">bios</text:span></text:span><text:span text:style-name="T2"> utilizando o método </text:span><text:span text:style-name="Source_20_Text"><text:span text:style-name="T5">pretty()</text:span></text:span><text:span text:style-name="T2"> .</text:span></text:p>
      <text:p text:style-name="P5"><text:span text:style-name="T2">db.bios.find().</text:span><text:span text:style-name="T3">limit</text:span><text:span text:style-name="T2">(</text:span><text:span text:style-name="T3">3</text:span><text:span text:style-name="T2">).</text:span><text:span text:style-name="T3">pretty()</text:span><text:span text:style-name="T2">;</text:span></text:p>
      <text:p text:style-name="Standard"><text:span text:style-name="T2"/></text:p>
      <text:p text:style-name="Standard"><text:span text:style-name="Strong_20_Emphasis"><text:span text:style-name="T6">Exercício 6 </text:span></text:span><text:span text:style-name="T2">: Retorne 2 documentos da coleção </text:span><text:span text:style-name="Source_20_Text"><text:span text:style-name="T5">bios</text:span></text:span><text:span text:style-name="T2"> pulando os 5 primeiros documentos.</text:span></text:p>
      <text:p text:style-name="Standard"><text:span text:style-name="T2">Utilizando o </text:span><text:a xlink:type="simple" xlink:href="https://docs.mongodb.com/manual/reference/program/mongoimport/" office:target-frame-name="_blank" xlink:show="new" text:style-name="Internet_20_link" text:visited-style-name="Visited_20_Internet_20_Link"><text:span text:style-name="Source_20_Text"><text:span text:style-name="T7">mongoimport</text:span></text:span></text:a><text:a xlink:type="simple" xlink:href="https://docs.mongodb.com/manual/reference/program/mongoimport/" office:target-frame-name="_blank" xlink:show="new" text:style-name="Internet_20_link" text:visited-style-name="Visited_20_Internet_20_Link"><text:span text:style-name="T8"> </text:span></text:a><text:span text:style-name="T2">, importe o arquivo </text:span><text:a xlink:type="simple" xlink:href="https://course.betrybe.com//back-end/mongodb/books.json" office:target-frame-name="_blank" xlink:show="new" text:style-name="Internet_20_link" text:visited-style-name="Visited_20_Internet_20_Link"><text:span text:style-name="T8">books.json </text:span></text:a><text:span text:style-name="T2">para a sua instância local do MongoDB e utilize a coleção </text:span><text:span text:style-name="Source_20_Text"><text:span text:style-name="T5">books</text:span></text:span><text:span text:style-name="T2"> para construir queries para as seguintes questões:</text:span></text:p>
      <text:p text:style-name="Standard"><text:span text:style-name="T2"/></text:p>
      <text:p text:style-name="P7"><text:span text:style-name="T2">Baixar o mongoimport em: </text:span><text:a xlink:type="simple" xlink:href="https://docs.mongodb.com/manual/reference/program/mongoimport/" text:style-name="Internet_20_link" text:visited-style-name="Visited_20_Internet_20_Link">https://docs.mongodb.com/manual/reference/program/mongoimport/</text:a></text:p>
      <text:p text:style-name="P7"><text:span text:style-name="T2">Salvar um arquivo com a extensão JSON em alguma pasta.<text:line-break/>Ir na pasta que o arquivo foi salvo e rodar: mongoimport --db class books.json</text:span></text:p>
      <text:p text:style-name="P7"><text:span text:style-name="T2">Entre no mongo no terminal e usar <text:s/>a tabela class: use class</text:span></text:p>
      <text:p text:style-name="Standard"><text:span text:style-name="T2"/></text:p>
      <text:p text:style-name="Standard"><text:span text:style-name="T2"/></text:p>
      <text:p text:style-name="Standard"><text:span text:style-name="Strong_20_Emphasis"><text:span text:style-name="T6">Exercício 7 </text:span></text:span><text:span text:style-name="T2">: Retorne a quantidade de documentos da coleção </text:span><text:span text:style-name="Source_20_Text"><text:span text:style-name="T5">books</text:span></text:span><text:span text:style-name="T2"> .</text:span></text:p>
      <text:p text:style-name="P6"><text:span text:style-name="T2">db.books.count()</text:span></text:p>
      <text:p text:style-name="P6"><text:span text:style-name="T2"/></text:p>
      <text:p text:style-name="Standard"><text:span text:style-name="Strong_20_Emphasis"><text:span text:style-name="T6">Exercício 8 </text:span></text:span><text:span text:style-name="T2">: Conte quantos livros existem com o </text:span><text:span text:style-name="Source_20_Text"><text:span text:style-name="T5">status</text:span></text:span><text:span text:style-name="T2"> </text:span><text:span text:style-name="Source_20_Text"><text:span text:style-name="T5">"PUBLISH"</text:span></text:span><text:span text:style-name="T2"> .</text:span></text:p>
      <text:p text:style-name="P8"><text:span text:style-name="T2">db.</text:span><text:span text:style-name="T4">books</text:span><text:span text:style-name="T2">.find({ "</text:span><text:span text:style-name="T4">status</text:span><text:span text:style-name="T2">": "</text:span><text:span text:style-name="T4">PUBLISH</text:span><text:span text:style-name="T2">" }).</text:span><text:span text:style-name="T4">count</text:span><text:span text:style-name="T2">();</text:span></text:p>
      <text:p text:style-name="P8"><text:span text:style-name="T2"/></text:p>
      <text:p text:style-name="P9"><text:span text:style-name="T2">OU</text:span></text:p>
      <text:p text:style-name="P9"><text:span text:style-name="T2"/></text:p>
      <text:p text:style-name="P9"><text:span text:style-name="T2">db.books.count({ status: "PUBLISH" })</text:span></text:p>
      <text:p text:style-name="Standard"><text:span text:style-name="T2"/></text:p>
      <text:p text:style-name="Standard"><text:soft-page-break/><text:span text:style-name="Strong_20_Emphasis"><text:span text:style-name="T6">Exercício 9 </text:span></text:span><text:span text:style-name="T2">: Exiba os campos </text:span><text:span text:style-name="Source_20_Text"><text:span text:style-name="T5">title</text:span></text:span><text:span text:style-name="T2"> , </text:span><text:span text:style-name="Source_20_Text"><text:span text:style-name="T5">isbn</text:span></text:span><text:span text:style-name="T2"> e </text:span><text:span text:style-name="Source_20_Text"><text:span text:style-name="T5">pageCount</text:span></text:span><text:span text:style-name="T2"> dos 3 primeiros livros. NÃO retorne o campo </text:span><text:span text:style-name="Source_20_Text"><text:span text:style-name="T5">_id</text:span></text:span><text:span text:style-name="T2"> .</text:span></text:p>
      <text:p text:style-name="Standard">db.books.find({}, { title: 1, isbn: 1, pageCount: 1}).limit(3).pretty();</text:p>
      <text:p text:style-name="Standard"><text:span text:style-name="T2"/></text:p>
      <text:p text:style-name="Standard"><text:span text:style-name="Strong_20_Emphasis"><text:span text:style-name="T6">Exercício 10: </text:span></text:span><text:span text:style-name="T2">Pule 5 documentos e exiba os campos </text:span><text:span text:style-name="Source_20_Text"><text:span text:style-name="T5">_id</text:span></text:span><text:span text:style-name="T2"> , </text:span><text:span text:style-name="Source_20_Text"><text:span text:style-name="T5">title</text:span></text:span><text:span text:style-name="T2"> , </text:span><text:span text:style-name="Source_20_Text"><text:span text:style-name="T5">authors</text:span></text:span><text:span text:style-name="T2"> e </text:span><text:span text:style-name="Source_20_Text"><text:span text:style-name="T5">status</text:span></text:span><text:span text:style-name="T2"> do livros com </text:span><text:span text:style-name="Source_20_Text"><text:span text:style-name="T5">status</text:span></text:span><text:span text:style-name="T2"> </text:span><text:span text:style-name="Source_20_Text"><text:span text:style-name="T5">"MEAP"</text:span></text:span><text:span text:style-name="T2"> , limitando-se a 10 documentos.</text:span></text:p>
      <text:p text:style-name="Standard"><text:span text:style-name="T2">db.books.find({</text:span><text:span text:style-name="T4">status: `MEAP`</text:span><text:span text:style-name="T2">}, { </text:span><text:span text:style-name="T4">_id: 1, title</text:span><text:span text:style-name="T2">: 1, </text:span><text:span text:style-name="T4">authors</text:span><text:span text:style-name="T2">: 1, </text:span><text:span text:style-name="T4">status</text:span><text:span text:style-name="T2">: 1}).</text:span><text:span text:style-name="T4">skip</text:span><text:span text:style-name="T2">(</text:span><text:span text:style-name="T4">5</text:span><text:span text:style-name="T2">).</text:span><text:span text:style-name="T4">limit(10).</text:span><text:span text:style-name="T2">pretty();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5:20:19.916838006</meta:creation-date>
    <dc:date>2021-03-09T16:49:54.113711314</dc:date>
    <meta:editing-duration>PT17M12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8" meta:paragraph-count="312" meta:word-count="1074" meta:character-count="9049" meta:non-whitespace-character-count="5498"/>
  </office:meta>
</office:document-meta>
</file>